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ff0000"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color="#2e15f1"/>
    </style:style>
    <style:style style:name="P4" style:family="paragraph" style:parent-style-name="Title">
      <style:text-properties fo:color="#ff0000"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paragraph-properties fo:text-align="justify" style:justify-single-word="false"/>
      <style:text-properties fo:color="#2e15f1"/>
    </style:style>
    <style:style style:name="P9"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color="#ff0000"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color="#ff0000"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variant="normal" fo:text-transform="none" fo:letter-spacing="normal" fo:font-style="normal"/>
    </style:style>
    <style:style style:name="T2" style:family="text">
      <style:text-properties officeooo:rsid="000de0bd"/>
    </style:style>
    <style:style style:name="T3" style:family="text">
      <style:text-properties fo:color="#2e15f1"/>
    </style:style>
    <style:style style:name="T4" style:family="text">
      <style:text-properties fo:color="#2e15f1" fo:background-color="#ffff00" loext:char-shading-value="0"/>
    </style:style>
    <style:style style:name="T5" style:family="text">
      <style:text-properties fo:color="#2e15f1" fo:background-color="#ffff00" loext:char-shading-value="0"/>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officeooo:rsid="0012bb41" fo:background-color="#ffff00" loext:char-shading-value="0"/>
    </style:style>
    <style:style style:name="T9" style:family="text">
      <style:text-properties officeooo:rsid="0012bb41" fo:background-color="#ffff00" loext:char-shading-value="0"/>
    </style:style>
    <style:style style:name="T10" style:family="text">
      <style:text-properties officeooo:rsid="0012bb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6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2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Le Projet #2 : </text:span><text:span text:style-name="T1">Transformez une maquette en site web</text:span></text:p>
      <text:p text:style-name="P1"/>
      <text:list xml:id="list526038635" text:style-name="L1">
        <text:list-item>
          <text:p text:style-name="P5"><text:span text:style-name="T7">Le champ de recherche est donc un champ de saisie</text:span>, dont le texte peut être édité par l’usager, En revanche, à ce stade, le bouton de recherche ne sera pas fonctionnel.</text:p>
          <text:p text:style-name="P5"/>
        </text:list-item>
        <text:list-item>
          <text:p text:style-name="P5"><text:span text:style-name="T7">Chaque carte d’hébergement ou d’activité devra être cliquable</text:span> dans son intégralité. Pour l’instant les liens seront vides.</text:p>
          <text:p text:style-name="P5"/>
        </text:list-item>
        <text:list-item>
          <text:p text:style-name="P5"><text:span text:style-name="T7">Les filtres</text:span> ne seront pas fonctionnels pour cette version, en revanche, <text:span text:style-name="T7">il faut qu’ils changent d’apparence au survol</text:span>. Je te laisse décider de l’effet le plus approprié.</text:p>
          <text:p text:style-name="P5"/>
        </text:list-item>
        <text:list-item>
          <text:p text:style-name="P5"><text:span text:style-name="T7">Dans le menu</text:span>, les liens <text:span text:style-name="T7">“Hébergements” et “Activités” sont des ancres qui doivent mener aux sections de la page.</text:span></text:p>
          <text:p text:style-name="P5"/>
        </text:list-item>
        <text:list-item>
          <text:p text:style-name="P5">Les icônes proviennent de la bibliothèque <text:a xlink:type="simple" xlink:href="https://fontawesome.com/" text:style-name="Internet_20_link" text:visited-style-name="Visited_20_Internet_20_Link"><text:span text:style-name="T7">Font Awesome</text:span></text:a><text:span text:style-name="T7">.</text:span> Les couleurs de la charte sont le <text:span text:style-name="T7">bleu #0065FC</text:span>, et sa version p<text:span text:style-name="T7">lus claire #DEEBFF</text:span> ainsi que le <text:span text:style-name="T7">gris pour le fond #F2F2F2</text:span>.</text:p>
          <text:p text:style-name="P5"/>
        </text:list-item>
        <text:list-item>
          <text:p text:style-name="P5">La police du site est <text:a xlink:type="simple" xlink:href="https://fonts.google.com/specimen/Raleway" text:style-name="Internet_20_link" text:visited-style-name="Visited_20_Internet_20_Link"><text:span text:style-name="T7">Raleway</text:span></text:a><text:span text:style-name="T7">.</text:span></text:p>
          <text:p text:style-name="P5"/>
        </text:list-item>
        <text:list-item>
          <text:p text:style-name="P5"><text:span text:style-name="T9">P</text:span><text:span text:style-name="T7">as de framework</text:span> ou pré-compilateur CSS pour ce projet (comme SASS par exemple).</text:p>
          <text:p text:style-name="P5"><text:s text:c="28"/></text:p>
        </text:list-item>
        <text:list-item>
          <text:p text:style-name="P5">Utiliser Visual Studio Code <text:s text:c="6"/></text:p>
          <text:p text:style-name="P5"><text:s text:c="28"/></text:p>
        </text:list-item>
        <text:list-item>
          <text:p text:style-name="P5">Tu peux intégrer les icônes Font Awesome en HTML ou CSS. Je te conseille fortement d’utiliser <text:span text:style-name="T7">Flexbox</text:span> mais tu peux aussi utiliser <text:span text:style-name="T7">CSS Grid</text:span> si tu veux.</text:p>
          <text:p text:style-name="P5"><text:s text:c="19"/></text:p>
        </text:list-item>
        <text:list-item>
          <text:p text:style-name="P5">code devra utiliser les balises sémantiques et ne doit contenir aucune erreur ni alerte au validateur <text:span text:style-name="T7">W3C HTML et CSS</text:span>. <text:s text:c="6"/></text:p>
          <text:p text:style-name="P5"><text:s text:c="28"/></text:p>
        </text:list-item>
        <text:list-item>
          <text:p text:style-name="P5">Le site devra être compatible avec les dernières versions de Chrome et Firefox.</text:p>
          <text:p text:style-name="P5"/>
          <text:list>
            <text:list-item>
              <text:list>
                <text:list-header>
                  <text:p text:style-name="P9"/>
                  <text:p text:style-name="P10">Livrables</text:p>
                  <text:p text:style-name="P5"/>
                </text:list-header>
              </text:list>
            </text:list-item>
          </text:list>
        </text:list-item>
      </text:list>
      <text:list xml:id="list3223506239" text:style-name="L2">
        <text:list-item>
          <text:p text:style-name="P6">Un <text:span text:style-name="T7">lien</text:span> vers votre repository GitHub ou GitLab.</text:p>
          <text:p text:style-name="P6"/>
        </text:list-item>
        <text:list-item>
          <text:p text:style-name="P6">Vous devez versionner votre code sur <text:span text:style-name="T7">GitHub</text:span> ou GitLab.</text:p>
          <text:p text:style-name="P6"/>
        </text:list-item>
        <text:list-item>
          <text:p text:style-name="P6">Votre <text:span text:style-name="T7">repository</text:span> doit être <text:span text:style-name="T7">accessible</text:span>.</text:p>
          <text:p text:style-name="P6"/>
        </text:list-item>
        <text:list-item>
          <text:p text:style-name="P6">Un <text:span text:style-name="T7">lien vers votre page web hébergée en ligne sur GitHub Pages</text:span> ou GitLab Pages, pour présenter votre maquette. </text:p>
          <text:p text:style-name="P6"/>
          <text:p text:style-name="P6"/>
        </text:list-item>
      </text:list>
      <text:p text:style-name="P1"><text:span text:style-name="T3">Pour faciliter votre passage au jury, déposez sur la plateforme, dans un dossier nommé “</text:span><text:span text:style-name="Emphasis"><text:span text:style-name="T5">P2_nom_prenom</text:span></text:span><text:span text:style-name="T3">”, tous les livrables du projet. Chaque livrable doit être nommé avec le numéro du projet et selon l'ordre dans lequel il apparaît, par exemple “</text:span><text:span text:style-name="Emphasis"><text:span text:style-name="T3">P2_01_lienGithub</text:span></text:span><text:span text:style-name="T3">”, “</text:span><text:span text:style-name="Emphasis"><text:span text:style-name="T3">P2_02_lienpageweb</text:span></text:span><text:span text:style-name="T3">”, et ainsi de suite.</text:span></text:p>
      <text:p text:style-name="P3"/>
      <text:p text:style-name="P3"><text:span text:style-name="T7">Le repo GitHub doit être nommé avec la convention suivante</text:span> : Nomcomplet_#_Datedémarrage. Le # correspond au numéro du projet sur le parcours et la date doit être au format jjmmaaaa. Par exemple, <text:span text:style-name="T7">FrancoisLenotre_3_05032020</text:span>.</text:p>
      <text:p text:style-name="P3"/>
      <text:p text:style-name="P3"/>
      <text:p text:style-name="P1"/>
      <text:p text:style-name="P2"><text:soft-page-break/>Soutenance</text:p>
      <text:p text:style-name="P1"/>
      <text:p text:style-name="P1">Durant la présentation orale, votre évaluateur jouera le rôle de Sarah, votre manager : </text:p>
      <text:p text:style-name="P1"/>
      <text:list xml:id="list2493143367" text:style-name="L3">
        <text:list-item>
          <text:p text:style-name="P7"><text:span text:style-name="Strong_20_Emphasis">Présentation des livrables </text:span>: Vous présenterez votre travail à votre évaluateur en expliquant vos choix techniques. (10 minutes)</text:p>
        </text:list-item>
        <text:list-item>
          <text:p text:style-name="P7"><text:span text:style-name="Strong_20_Emphasis">Discussion</text:span> : votre évaluateur, jouant toujours le rôle de votre manager, va vous questionner sur la façon dont vous avez intégré les éléments ainsi que sur votre utilisation de Git et GitHub. Comme vous venez d’arriver dans l’équipe, il est important que vous vous familiarisiez avec les pratiques de l’équipe ! (15 minutes).</text:p>
          <text:p text:style-name="P7"/>
        </text:list-item>
      </text:list>
      <text:p text:style-name="P1">Votre évaluateur questionnera vos choix, soyez donc prêt à défendre votre travail. À la fin de la session, votre évaluateur reprendra son rôle de mentor pour que vous puissiez débriefer ensembl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73cm" fo:margin-bottom="0.72cm" fo:margin-left="2cm" fo:margin-right="0.8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13:29:12.486646074</meta:creation-date>
    <dc:date>2021-05-13T18:57:43.469669778</dc:date>
    <meta:editing-duration>PT2H16M38S</meta:editing-duration>
    <meta:editing-cycles>4</meta:editing-cycles>
    <meta:generator>LibreOffice/6.4.7.2$Linux_X86_64 LibreOffice_project/40$Build-2</meta:generator>
    <meta:document-statistic meta:table-count="0" meta:image-count="0" meta:object-count="0" meta:page-count="2" meta:paragraph-count="42" meta:word-count="491" meta:character-count="2967" meta:non-whitespace-character-count="2417"/>
  </office:meta>
</office:document-meta>
</file>